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48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49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2" style:family="paragraph" style:parent-style-name="Standard">
      <style:text-properties fo:font-size="10pt" style:font-size-asian="10pt" style:font-size-complex="10pt"/>
    </style:style>
    <style:style style:name="P53" style:family="paragraph" style:parent-style-name="Standard">
      <style:text-properties fo:font-size="10pt" officeooo:paragraph-rsid="00211236" style:font-size-asian="10pt" style:font-size-complex="10pt"/>
    </style:style>
    <style:style style:name="P54" style:family="paragraph" style:parent-style-name="Standard">
      <style:text-properties officeooo:paragraph-rsid="06cdf75a"/>
    </style:style>
    <style:style style:name="P55" style:family="paragraph" style:parent-style-name="Standard">
      <style:text-properties officeooo:paragraph-rsid="01166255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Table_20_Contents">
      <style:text-properties fo:font-size="10pt" officeooo:paragraph-rsid="05096d5b" style:font-size-asian="10pt" style:font-size-complex="10pt"/>
    </style:style>
    <style:style style:name="P63" style:family="paragraph" style:parent-style-name="Table_20_Contents">
      <style:text-properties fo:font-size="10pt" officeooo:paragraph-rsid="06e6e26a" style:font-size-asian="10pt" style:font-size-complex="10pt"/>
    </style:style>
    <style:style style:name="P64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5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6" style:family="paragraph" style:parent-style-name="Table_20_Contents">
      <style:text-properties fo:font-size="10pt" officeooo:paragraph-rsid="00211236" style:font-size-asian="10pt" style:font-size-complex="10pt"/>
    </style:style>
    <style:style style:name="P67" style:family="paragraph" style:parent-style-name="Table_20_Contents">
      <style:text-properties fo:font-size="10pt" officeooo:paragraph-rsid="01166255" style:font-size-asian="10pt" style:font-size-complex="10pt"/>
    </style:style>
    <style:style style:name="P6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6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4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5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3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3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6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2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2"><draw:custom-shape text:anchor-type="paragraph" draw:z-index="0" draw:name="Shape1" draw:style-name="gr1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7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4"><text:s text:c="10"/></text:span>မရှိ။</text:p>
          </table:table-cell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8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table:number-rows-spanned="3" office:value-type="string">
            <text:p text:style-name="P58">လက်မှတ်</text:p>
            <text:p text:style-name="P59">အမည်</text:p>
            <text:p text:style-name="P59">တာဝန်</text:p>
            <text:p text:style-name="P59">နိုင်ငံသားစိစစ်ရေးကတ်ပြားအမှတ်</text:p>
            <text:p text:style-name="P59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69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4">သတိပေးချက်</text:p>
          </table:table-cell>
          <table:table-cell table:style-name="Table9.B1" office:value-type="string">
            <text:p text:style-name="P68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3"><text:span text:style-name="T5">၁</text:span><text:span text:style-name="T16">။ </text:span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43"><text:span text:style-name="T5">၁</text:span><text:span text:style-name="T16">။ </text:span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<text:span text:style-name="T5">၁</text:span><text:span text:style-name="T16">။ </text:span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  <text:p text:style-name="P43"><text:span text:style-name="T5">၁</text:span><text:span text:style-name="T16">။ </text:span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68"/>
          </table:table-cell>
          <table:table-cell table:style-name="Table9.A2" office:value-type="string">
            <text:p text:style-name="P42"><text:span text:style-name="T5">၁</text:span><text:span text:style-name="T16">။ </text:span>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<text:span text:style-name="T5">၁</text:span><text:span text:style-name="T16">။ </text:span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3"><text:span text:style-name="T5">၁</text:span><text:span text:style-name="T16">။ </text:span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1"><text:span text:style-name="T10">၁</text:span><text:span text:style-name="T7">။ </text:span><text:span text:style-name="T6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span></text:p>
            <text:p text:style-name="P50"/>
            <text:p text:style-name="P43"><text:span text:style-name="T5">၁</text:span><text:span text:style-name="T16">။ </text:span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0"/>
          </table:table-cell>
        </table:table-row>
      </table:table>
      <text:p text:style-name="P55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49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0"><text:span text:style-name="T3"/></text:p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35:25.089000000</dc:date>
    <meta:editing-duration>P1DT8H5M24S</meta:editing-duration>
    <meta:editing-cycles>831</meta:editing-cycles>
    <meta:document-statistic meta:table-count="9" meta:image-count="0" meta:object-count="0" meta:page-count="3" meta:paragraph-count="128" meta:word-count="369" meta:character-count="2360" meta:non-whitespace-character-count="2114"/>
  </office:meta>
</office:document-meta>
</file>